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9a0a" officeooo:paragraph-rsid="000d9a0a"/>
    </style:style>
    <style:style style:name="P5" style:family="paragraph" style:parent-style-name="Text_20_body">
      <style:paragraph-properties fo:text-align="start" style:justify-single-word="false"/>
      <style:text-properties style:font-name="Georgia" officeooo:rsid="000d9a0a" officeooo:paragraph-rsid="000d9a0a"/>
    </style:style>
    <style:style style:name="P6" style:family="paragraph" style:parent-style-name="Text_20_body">
      <style:paragraph-properties fo:text-align="center" style:justify-single-word="false"/>
      <style:text-properties style:font-name="Georgia" officeooo:rsid="0028489a" officeooo:paragraph-rsid="0028489a"/>
    </style:style>
    <style:style style:name="P7" style:family="paragraph" style:parent-style-name="Text_20_body">
      <style:paragraph-properties fo:text-align="start" style:justify-single-word="false"/>
      <style:text-properties style:font-name="Georgia" officeooo:rsid="0028489a" officeooo:paragraph-rsid="0028489a"/>
    </style:style>
    <style:style style:name="P8" style:family="paragraph" style:parent-style-name="Text_20_body">
      <style:paragraph-properties fo:text-align="center" style:justify-single-word="false"/>
      <style:text-properties style:font-name="Georgia" officeooo:rsid="002ec8de" officeooo:paragraph-rsid="002ec8de"/>
    </style:style>
    <style:style style:name="P9" style:family="paragraph" style:parent-style-name="Text_20_body">
      <style:paragraph-properties fo:text-align="start" style:justify-single-word="false"/>
      <style:text-properties style:font-name="Georgia" officeooo:rsid="002ec8de" officeooo:paragraph-rsid="002ec8de"/>
    </style:style>
    <style:style style:name="P10" style:family="paragraph" style:parent-style-name="Title">
      <style:text-properties style:font-name="Georgia" officeooo:rsid="00356576" officeooo:paragraph-rsid="00356576"/>
    </style:style>
    <style:style style:name="P11" style:family="paragraph" style:parent-style-name="Text_20_body">
      <style:paragraph-properties fo:text-align="start" style:justify-single-word="false"/>
      <style:text-properties style:font-name="Georgia" officeooo:rsid="002ec8de" officeooo:paragraph-rsid="003276d7"/>
    </style:style>
    <style:style style:name="P12" style:family="paragraph" style:parent-style-name="Text_20_body">
      <style:paragraph-properties fo:text-align="start" style:justify-single-word="false"/>
      <style:text-properties style:font-name="Georgia" officeooo:rsid="0033e667" officeooo:paragraph-rsid="0033e667"/>
    </style:style>
    <style:style style:name="P13" style:family="paragraph" style:parent-style-name="Text_20_body">
      <style:paragraph-properties fo:text-align="center" style:justify-single-word="false"/>
      <style:text-properties style:font-name="Georgia" officeooo:rsid="0033e667" officeooo:paragraph-rsid="0033e667"/>
    </style:style>
    <style:style style:name="T1" style:family="text">
      <style:text-properties officeooo:rsid="0010d3ac"/>
    </style:style>
    <style:style style:name="T2" style:family="text">
      <style:text-properties officeooo:rsid="00125652"/>
    </style:style>
    <style:style style:name="T3" style:family="text">
      <style:text-properties officeooo:rsid="00135bb4"/>
    </style:style>
    <style:style style:name="T4" style:family="text">
      <style:text-properties officeooo:rsid="0015298a"/>
    </style:style>
    <style:style style:name="T5" style:family="text">
      <style:text-properties officeooo:rsid="0016c1bc"/>
    </style:style>
    <style:style style:name="T6" style:family="text">
      <style:text-properties fo:font-style="italic" officeooo:rsid="0016c1bc" style:font-style-asian="italic" style:font-style-complex="italic"/>
    </style:style>
    <style:style style:name="T7" style:family="text">
      <style:text-properties fo:font-style="normal" officeooo:rsid="0016c1bc" style:font-style-asian="normal" style:font-style-complex="normal"/>
    </style:style>
    <style:style style:name="T8" style:family="text">
      <style:text-properties officeooo:rsid="001883f1"/>
    </style:style>
    <style:style style:name="T9" style:family="text">
      <style:text-properties officeooo:rsid="001928a2"/>
    </style:style>
    <style:style style:name="T10" style:family="text">
      <style:text-properties officeooo:rsid="00196167"/>
    </style:style>
    <style:style style:name="T11" style:family="text">
      <style:text-properties officeooo:rsid="001ab46f"/>
    </style:style>
    <style:style style:name="T12" style:family="text">
      <style:text-properties officeooo:rsid="001ca4dd"/>
    </style:style>
    <style:style style:name="T13" style:family="text">
      <style:text-properties officeooo:rsid="001d2dd8"/>
    </style:style>
    <style:style style:name="T14" style:family="text">
      <style:text-properties officeooo:rsid="001ee859"/>
    </style:style>
    <style:style style:name="T15" style:family="text">
      <style:text-properties officeooo:rsid="0020d2f1"/>
    </style:style>
    <style:style style:name="T16" style:family="text">
      <style:text-properties officeooo:rsid="0021ddab"/>
    </style:style>
    <style:style style:name="T17" style:family="text">
      <style:text-properties officeooo:rsid="00238e7f"/>
    </style:style>
    <style:style style:name="T18" style:family="text">
      <style:text-properties officeooo:rsid="0025720d"/>
    </style:style>
    <style:style style:name="T19" style:family="text">
      <style:text-properties officeooo:rsid="002636c2"/>
    </style:style>
    <style:style style:name="T20" style:family="text">
      <style:text-properties officeooo:rsid="00266377"/>
    </style:style>
    <style:style style:name="T21" style:family="text">
      <style:text-properties officeooo:rsid="0027ffd6"/>
    </style:style>
    <style:style style:name="T22" style:family="text">
      <style:text-properties officeooo:rsid="00290fac"/>
    </style:style>
    <style:style style:name="T23" style:family="text">
      <style:text-properties officeooo:rsid="002a6960"/>
    </style:style>
    <style:style style:name="T24" style:family="text">
      <style:text-properties officeooo:rsid="002ae403"/>
    </style:style>
    <style:style style:name="T25" style:family="text">
      <style:text-properties officeooo:rsid="002ba250"/>
    </style:style>
    <style:style style:name="T26" style:family="text">
      <style:text-properties officeooo:rsid="002c4992"/>
    </style:style>
    <style:style style:name="T27" style:family="text">
      <style:text-properties officeooo:rsid="002d2e11"/>
    </style:style>
    <style:style style:name="T28" style:family="text">
      <style:text-properties officeooo:rsid="003040a8"/>
    </style:style>
    <style:style style:name="T29" style:family="text">
      <style:text-properties officeooo:rsid="0031651e"/>
    </style:style>
    <style:style style:name="T30" style:family="text">
      <style:text-properties officeooo:rsid="0032426f"/>
    </style:style>
    <style:style style:name="T31" style:family="text">
      <style:text-properties officeooo:rsid="003276d7"/>
    </style:style>
    <style:style style:name="T32" style:family="text">
      <style:text-properties officeooo:rsid="00339eec"/>
    </style:style>
    <style:style style:name="T33" style:family="text">
      <style:text-properties officeooo:rsid="003419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aily Business</text:p>
      <text:p text:style-name="P3">304</text:p>
      <text:p text:style-name="P4">by Kyle Eggleston</text:p>
      <text:p text:style-name="P4"/>
      <text:p text:style-name="P5"><text:tab/><text:span text:style-name="T1">Jeff Killpack stood on one side of the brig force field watching the alien he called Max. Max was unconscious at the moment. His security team had taken him down quick and effective. Jeff folded his arms. Maybe his security team was too hard on Max, took him out a little too hard. He wanted the bastard awake, now. Jeff clapped his hands. “Wake up!”</text:span></text:p>
      <text:p text:style-name="P5"><text:tab/><text:span text:style-name="T1">Max turned over on the cot he was asleep on and fell onto the floor with a loud thud. “</text:span><text:span text:style-name="T2">What?” He asked. “What happened?” Max stood up and walked over to the force field where he stared Jeff down. “</text:span><text:span text:style-name="T3">You!”</text:span></text:p>
      <text:p text:style-name="P5"><text:tab/><text:span text:style-name="T4">Jeff smiled. “Me.” He said. “Max, what the hell are you doing? Trying to blow this station up? The amount of explosives you brought with you? Incredible.” He waited for a reaction. None came. “Why do you have this agenda against me? </text:span><text:span text:style-name="T5">If you have a problem with me, I get it. Don’t take it out on the </text:span><text:span text:style-name="T6">entire</text:span><text:span text:style-name="T7"> station.</text:span><text:span text:style-name="T4">”</text:span></text:p>
      <text:p text:style-name="P5"><text:tab/>“<text:span text:style-name="T8">Well, why don’t you drop the force field and come in here and make me.” Max said. “Or are you too … what’s the human phrase? Oh yes, chickenshit to do so.” </text:span><text:span text:style-name="T9">Max laughed at Jeff and watched him get angry. </text:span><text:span text:style-name="T10">Max grinned.</text:span></text:p>
      <text:p text:style-name="P5"><text:tab/><text:span text:style-name="T10">Jeff clenched his fists. He wanted nothing more than to put Max in his place. But he knew he couldn’t take the alien on, the last confrontation they had Max had lifted Jeff off the ground a good foot with his claw wrapped around Jeff’s throat. Jeff couldn’t take the alien on at all, he wasn’t strong </text:span><text:span text:style-name="T11">enough </text:span><text:span text:style-name="T12">and his gun did no damage at all.</text:span></text:p>
      <text:p text:style-name="P5"><text:tab/>“<text:span text:style-name="T14">Do you know why I call you Max?” Jeff asked.</text:span></text:p>
      <text:p text:style-name="P5"><text:tab/><text:span text:style-name="T14">Max shrugged. “Because you can’t pronounce my real name? Stupid humans never could.”</text:span></text:p>
      <text:p text:style-name="P5"><text:tab/><text:span text:style-name="T14">Jeff shook his head. “You remind me of a childhood friend. He was stupid as you are.”</text:span></text:p>
      <text:p text:style-name="P5"><text:tab/><text:span text:style-name="T13">Jeff turned to leave.</text:span></text:p>
      <text:p text:style-name="P5"><text:tab/>“<text:span text:style-name="T13">Are you afraid of me </text:span><text:span text:style-name="T14">human</text:span><text:span text:style-name="T13">?! </text:span><text:span text:style-name="T14">I dare you face me!</text:span><text:span text:style-name="T13">” Max yelled out after Jeff.</text:span></text:p>
      <text:p text:style-name="P5"><text:tab/><text:span text:style-name="T13">Jeff continued walking out of the brig area back to his office. He would let Max sit in the brig for a while to hopefully think about his actions and what brought him there. Jeff doubted Max would understand the gravity of the situation. But he soon would learn.</text:span></text:p>
      <text:p text:style-name="P5"><text:soft-page-break/><text:tab/><text:span text:style-name="T15">Entering the main security office, Jeff sat down at his desk. He watched the monitors, watched as Max just got angry and started throwing the cot he had been sleeping on around the brig cell. The cot bounced off the force field and shot across the room </text:span><text:span text:style-name="T16">missing Max by inches. </text:span><text:span text:style-name="T17">He didn’t flinch.</text:span></text:p>
      <text:p text:style-name="P5"><text:tab/>“<text:span text:style-name="T18">Cowards!” Max yelled. “You don’t even have a lethal force field!” He laughed.</text:span></text:p>
      <text:p text:style-name="P5"><text:tab/>“<text:span text:style-name="T18">Screen off.” Lieutenant Killpack commanded. The vidscreen went blank. “I can’t let you get in my head.” Jeff said. “Not again.” </text:span><text:span text:style-name="T19">He recalled the last time he ran into Max. The encounter hadn’t gone well for Jeff, he had grown scared of the alien. This time would be different. It had to be different.</text:span></text:p>
      <text:p text:style-name="P5"><text:tab/><text:span text:style-name="T20">Turning his attention to a large duffel bag, Jeff opened it. He whistled. There must have been at least sixty kilos of explosives in the bag. It was enough to destroy the matter antimatter reaction chamber and the station along with it. </text:span><text:span text:style-name="T21">Taking the duffel bag in his arms, Jeff walked it over to a secure storage locker and placed it inside. Locking the safe, Jeff wondered if that was enough to keep it secure. He sure hoped so.</text:span></text:p>
      <text:p text:style-name="P5"/>
      <text:p text:style-name="P6">* * *</text:p>
      <text:p text:style-name="P6"/>
      <text:p text:style-name="P7"><text:tab/>Jack O’Brien was enjoying his morning cup of coffee, Columbian Blend. It was his drink of choice in the mornings. He was reading over the security reports for the past twenty-four hours. Nothing too noteworthy except for Killpack’s run in with the alien known as Max. <text:span text:style-name="T22">Jack shook his head, he was glad Jeff stopped the alien and his plan to destroy the station. But he wondered if that would be the last threat the station would face. Something told him it wouldn’t be.</text:span></text:p>
      <text:p text:style-name="P7"><text:tab/><text:span text:style-name="T23">Beep Beep, Jack’s door chime rang.</text:span></text:p>
      <text:p text:style-name="P7"><text:tab/>“<text:span text:style-name="T23">Enter.” Jack said. The door opened to reveal Grilka standing there. “</text:span><text:span text:style-name="T24">Grilka.” Jack’s eyes lit up and a smile formed on his face. “Feels like I haven’t seen you in ages. Come in, come in.” </text:span><text:span text:style-name="T25">He gestured to the coffee pot. “Want some coffee?”</text:span></text:p>
      <text:p text:style-name="P7"><text:tab/><text:span text:style-name="T25">Grilka shook her head. “Coffee doesn’t agree with my digestive system I’m afraid. I will have to pass. But I wouldn’t mind some green tea.”</text:span></text:p>
      <text:p text:style-name="P7"><text:tab/>“<text:span text:style-name="T25">Coming right up.” Jack said as he walked over to the food synthesizer. “Green tea, hot.” A cup of green tea materialized before him. He picked up the cup and handed it over to Grilka. “So, what brings you by?”</text:span></text:p>
      <text:p text:style-name="P7"><text:tab/><text:span text:style-name="T25">Grilka smiled. “Can’t I just want to see my boyfriend?” She asked. “Like you said it has been a while. I wanted to see you and talk with you for a little bit.”</text:span></text:p>
      <text:p text:style-name="P7"><text:soft-page-break/><text:tab/><text:span text:style-name="T25">Jack froze. She wanted to talk. Talking for a little bit in a relationship could mean one of two things. One, that it was benign and painless. Two, she was there to break up with him. He hoped it wouldn’t be a breakup, Jack couldn’t handle that. Not now. Not after everything he had been through. “Okay.” Jack said, they walked over to the couch and sat down. “What’s on your mind?”</text:span></text:p>
      <text:p text:style-name="P7"><text:tab/>“<text:span text:style-name="T25">I’ve been thinking of moving in with you.” Grilka said.</text:span></text:p>
      <text:p text:style-name="P7"><text:tab/><text:span text:style-name="T25">Jack sighed a breath of relief. It wasn’t a bad thing at all but something wonderful. “I think that would be a splendid idea!” He exclaimed. “Yes, you can move into my quarters as soon as you want. I would love that.” He smiled at Grilka. Grilka returned the smile.</text:span></text:p>
      <text:p text:style-name="P7"><text:tab/>“<text:span text:style-name="T26">It’s settled then.” Grilka said. “I’ll teleport my things over tomorrow and get settled in.” She took a sip of the green tea. It warmed her throat.</text:span></text:p>
      <text:p text:style-name="P7"><text:tab/>“<text:span text:style-name="T27">Great, it’s settled then.” Jack smiled.</text:span></text:p>
      <text:p text:style-name="P7"/>
      <text:p text:style-name="P8">* * *</text:p>
      <text:p text:style-name="P8"/>
      <text:p text:style-name="P9"><text:tab/><text:span text:style-name="T28">Doctor Matt Allen was in Med Bay processing all of the new Dubor arrivals. They each needed to have a full medical scan before being allowed to incorporate into the population of the station. It was a daunting task, but someone had to do it.</text:span></text:p>
      <text:p text:style-name="P9"><text:tab/>“<text:span text:style-name="T29">Next.” Matt said. He watched as another Dubor citizen walked into his office. “Take off your shirt please, just going to do some vitals and check your breathing.” He took out a stethoscope and placed it on the man’s chest. “Breathe normally please.”</text:span></text:p>
      <text:p text:style-name="P9"><text:tab/><text:span text:style-name="T30">The man breathed in and out.</text:span></text:p>
      <text:p text:style-name="P9"><text:tab/>“<text:span text:style-name="T30">Your lungs are clear.” Matt said. “You can put your shirt back on.” Pulling out an injection shot, he continued. “Now just roll up your sleeve and we’ll get this immunization shot taken care of.”</text:span></text:p>
      <text:p text:style-name="P9"><text:tab/><text:span text:style-name="T30">The Dubor paused. “You want to inject me with … what exactly?”</text:span></text:p>
      <text:p text:style-name="P9"><text:tab/><text:span text:style-name="T30">Matt shook his head. “Nothing too crazy. Just a standard shot to prevent disease. We don’t want you getting any of the illnesses that can be found on this station.” He paused. “Especially if you go into the more … extra places of the station.”</text:span></text:p>
      <text:p text:style-name="P9"><text:tab/>“<text:span text:style-name="T30">I see.” The Dubor rolled up his sleeve. “Proceed with the shot.”</text:span></text:p>
      <text:p text:style-name="P9"><text:tab/><text:span text:style-name="T30">Matt administered the shot. “Okay, we’re done.”</text:span></text:p>
      <text:p text:style-name="P9"><text:tab/>“<text:span text:style-name="T30">Next!” Matt yelled out into the hallway.</text:span></text:p>
      <text:p text:style-name="P11"><text:soft-page-break/><text:tab/><text:span text:style-name="T31">Matt looked out into the hallway at the long line of people waiting to be seen. He sighed, it was going to be a very long day. </text:span><text:span text:style-name="T32">The truth of the matter? He preferred to be busy and this was as good a time as any.</text:span></text:p>
      <text:p text:style-name="P11"/>
      <text:p text:style-name="P13">* * *</text:p>
      <text:p text:style-name="P13"/>
      <text:p text:style-name="P12"><text:tab/>“You need to implement this change immediately.” Admiral <text:span text:style-name="T33">J.P.</text:span> <text:span text:style-name="T33">Duncan said in no uncertain terms.</text:span></text:p>
      <text:p text:style-name="P12"><text:tab/><text:span text:style-name="T33">Jack hesitated. “You want us to go dry?” he asked. “Like as in, serve no more alcohol in our restaurants and bars? That kind of dry?”</text:span></text:p>
      <text:p text:style-name="P12"><text:tab/><text:span text:style-name="T33">The admiral nodded his head. “That’s correct Jack.”</text:span></text:p>
      <text:p text:style-name="P12"><text:tab/>“<text:span text:style-name="T33">J.P.” Jack began. “Alcohol consumpsion is one of our highes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4</text:page-count>) <text:date style:data-style-name="N37" text:date-value="2026-02-28T13:54:08.860088526">02/2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8T13:54:08.777314411</dc:date>
    <meta:editing-duration>PT8H26M48S</meta:editing-duration>
    <meta:editing-cycles>42</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8" meta:word-count="1322" meta:character-count="7104" meta:non-whitespace-character-count="5790"/>
  </office:meta>
</office:document-meta>
</file>